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</style:style>
    <style:style style:name="P2" style:family="paragraph">
      <style:paragraph-properties fo:margin-top="0.0791in" fo:margin-bottom="0.0791in" fo:line-height="100%"/>
    </style:style>
    <style:style style:name="P3" style:family="paragraph">
      <style:paragraph-properties fo:margin-top="0.0398in" fo:margin-bottom="0.0398in" fo:line-height="100%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1pt" style:font-size-asian="11pt" style:font-size-complex="11pt"/>
    </style:style>
    <style:style style:name="P6" style:family="paragraph">
      <style:paragraph-properties fo:margin-top="0.0791in" fo:margin-bottom="0.0791in"/>
      <style:text-properties fo:font-size="11pt" style:font-size-asian="11pt" style:font-size-complex="11pt"/>
    </style:style>
    <style:style style:name="P7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color="#3465a4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3465a4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3465a4" fo:font-size="11pt" fo:font-weight="bold" style:font-size-asian="11pt" style:font-weight-asian="bold" style:font-size-complex="11pt" style:font-weight-complex="bold"/>
    </style:style>
    <style:style style:name="T5" style:family="text">
      <style:text-properties fo:color="#3465a4" fo:font-size="11pt" style:text-underline-style="solid" style:text-underline-width="auto" style:text-underline-color="font-color" style:font-size-asian="11pt" style:font-size-complex="11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8" style:family="text">
      <style:text-properties fo:color="#c9211e" fo:font-size="11pt" style:font-size-asian="11pt" style:font-size-complex="11pt"/>
    </style:style>
    <style:style style:name="T9" style:family="text">
      <style:text-properties fo:color="#000000" fo:font-size="11pt" style:font-size-asian="11pt" style:font-size-complex="11pt"/>
    </style:style>
    <style:style style:name="T10" style:family="text">
      <style:text-properties fo:color="#c9211e" fo:font-size="11pt" fo:font-weight="bold" style:font-size-asian="11pt" style:font-weight-asian="bold" style:font-size-complex="11pt" style:font-weight-complex="bold"/>
    </style:style>
    <style:style style:name="T11" style:family="text">
      <style:text-properties fo:color="#3465a4" fo:font-size="11pt" style:font-size-asian="11pt" style:font-size-complex="11pt"/>
    </style:style>
    <style:style style:name="gr1" style:family="graphic">
      <style:graphic-properties draw:stroke="none" svg:stroke-color="#000000" draw:fill="none" draw:fill-color="#ffffff" fo:min-height="9.816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9.767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813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Shape1" draw:style-name="gr3" draw:text-style-name="P4" svg:width="1.0787in" svg:height="1.8142in" svg:x="-0.1063in" svg:y="0.0811in"><draw:text-box><text:p/></draw:text-box></draw:frame><draw:frame text:anchor-type="paragraph" draw:z-index="1" draw:name="Shape2" draw:style-name="gr2" draw:text-style-name="P7" svg:width="2.598in" svg:height="9.7677in" svg:x="-0.1063in" svg:y="0.0811in"><draw:text-box><text:p text:style-name="P5"><text:span text:style-name="T6"/></text:p><text:p text:style-name="P5"><text:span text:style-name="T6"/></text:p><text:p text:style-name="P5"><text:span text:style-name="T3"/></text:p><text:p text:style-name="P5"><text:span text:style-name="T3"/></text:p><text:p text:style-name="P5"><text:span text:style-name="T2">PROFILE</text:span><text:span text:style-name="T5"> </text:span></text:p><text:p text:style-name="P5"><text:span text:style-name="T6"/></text:p><text:p text:style-name="P5"><text:span text:style-name="T3">Ethical hacker || Penetration Tester|| CTF Player || Blogger || Independent Researcher</text:span></text:p><text:p text:style-name="P5"><text:span text:style-name="T6"/></text:p><text:p text:style-name="P6"><text:span text:style-name="T2">CERTIFICATIONS</text:span></text:p><text:p text:style-name="P6"><text:span text:style-name="T6">Master Certificate in Ethical Hacking <text:s text:c="3"/></text:span><text:span text:style-name="T6"><text:tab/></text:span><text:span text:style-name="T6"><text:tab/></text:span><text:span text:style-name="T6"><text:tab/></text:span><text:span text:style-name="T6"> <text:s text:c="2"/>[HackerU]</text:span></text:p><text:p text:style-name="P6"><text:span text:style-name="T6">C | EH</text:span></text:p><text:p text:style-name="P6"><text:span text:style-name="T6">ECSA</text:span></text:p><text:p text:style-name="P6"><text:span text:style-name="T6">CCNA</text:span></text:p><text:p text:style-name="P6"><text:span text:style-name="T6">CCNP</text:span></text:p><text:p text:style-name="P5"><text:span text:style-name="T6"/></text:p><text:p text:style-name="P6"><text:span text:style-name="T2">WEBSITE</text:span><text:span text:style-name="T4">:</text:span></text:p><text:p text:style-name="P6"><text:span text:style-name="T6"><text:a xlink:href="https://jeevanachandra.github.io/" xlink:type="simple">https://jeevanachandra.github.io/</text:a></text:span></text:p><text:p text:style-name="P5"><text:span text:style-name="T6"/></text:p><text:p text:style-name="P6"><text:span text:style-name="T2">GITHUB – Repository</text:span></text:p><text:p text:style-name="P6"><text:span text:style-name="T6"><text:a xlink:href="https://github.com/jeevanachandra" xlink:type="simple">https://github.com/jeevanachandra</text:a></text:span></text:p><text:p text:style-name="P5"><text:span text:style-name="T6"/></text:p><text:p text:style-name="P6"><text:span text:style-name="T2">HACK-THE-BOX-PROFILE:</text:span></text:p><text:p text:style-name="P6"><text:span text:style-name="T3"><text:line-break/></text:span><text:span text:style-name="T3"><text:a xlink:href="https://www.hackthebox.eu/profile/291968" xlink:type="simple">https://www.hackthebox.eu/profile/291968</text:a></text:span></text:p><text:p text:style-name="P6"><text:span text:style-name="T2">HOBBIES </text:span></text:p><text:p text:style-name="P5"><text:span text:style-name="T6">Reading articles (Hacking) </text:span></text:p><text:p text:style-name="P5"><text:span text:style-name="T6">Open source projects </text:span></text:p><text:p text:style-name="P5"><text:span text:style-name="T6">Capture the Flags</text:span></text:p><text:p text:style-name="P5"><text:span text:style-name="T6">Photography </text:span></text:p><text:p text:style-name="P5"><text:span text:style-name="T6">Biking </text:span></text:p><text:p text:style-name="P5"><text:span text:style-name="T6">Gaming</text:span></text:p><text:p text:style-name="P5"><text:span text:style-name="T11"/></text:p><text:p text:style-name="P5"><text:span text:style-name="T2">CONTACT</text:span></text:p><text:p text:style-name="P5"><text:span text:style-name="T3"/></text:p><text:p text:style-name="P5"><text:span text:style-name="T3">PHONE</text:span><text:span text:style-name="T6">: +91 8309608505</text:span></text:p><text:p text:style-name="P5"><text:span text:style-name="T3"/></text:p><text:p text:style-name="P5"><text:span text:style-name="T3">Linked In:</text:span></text:p><text:p text:style-name="P5"><text:span text:style-name="T6"><text:a xlink:href="https://www.linkedin.com/in/jandhyala-jeevana-chand%20ra-38925117b/" xlink:type="simple">https://www.linkedin.com/in/jandhyala-jeevana-chand ra-38925117b/</text:a></text:span></text:p><text:p text:style-name="P5"><text:span text:style-name="T3"/></text:p><text:p text:style-name="P5"><text:span text:style-name="T3"/></text:p><text:p text:style-name="P5"><text:span text:style-name="T3">EMAIL:</text:span><text:span text:style-name="T6"> Jandhyalasamhith@gmail.com</text:span></text:p><text:p text:style-name="P5"><text:span text:style-name="T6"/></text:p></draw:text-box></draw:frame><draw:frame text:anchor-type="paragraph" draw:z-index="2" draw:name="Shape3" draw:style-name="gr1" draw:text-style-name="P4" svg:width="5.2453in" svg:height="10.0213in" svg:x="2.602in" svg:y="0.0327in"><draw:text-box><text:p><text:span text:style-name="T1">JANDHYALA JEEVANA CHANDRA </text:span></text:p><text:p><text:span text:style-name="T1"/></text:p><text:p text:style-name="P2"><text:span text:style-name="T2">QUALIFICATION</text:span></text:p><text:p text:style-name="P2"><text:span text:style-name="T3">Masters in Computer Science, Bangor University, UK – 2019</text:span></text:p><text:p text:style-name="P2"><text:span text:style-name="T3">Bachelor of Engineering in Computer Science, JNTU, Hyderabad – 2016</text:span></text:p><text:p text:style-name="P2"><text:span text:style-name="T4"/></text:p><text:p text:style-name="P2"><text:span text:style-name="T2">PROJECTS</text:span><text:span text:style-name="T5"> </text:span></text:p><text:p text:style-name="P2"><text:span text:style-name="T3">Integration of Sound Signature Using Graphical Password Authentication System.</text:span><text:span text:style-name="T6"> </text:span></text:p><text:p text:style-name="P2"><text:span text:style-name="T6">Here a graphical password system with a supportive sound signature to increase the security of the password. In proposed work a click based graphical password scheme called Cued Click Points (CCP) is presented.</text:span></text:p><text:p text:style-name="P2"><text:span text:style-name="T3">Privacy Preserving Multi Key Word Ranked Search Using Encrypted Cloud Data.</text:span><text:span text:style-name="T6"> </text:span></text:p><text:p text:style-name="P2"><text:span text:style-name="T6">Considering the large number of data users and documents in cloud, it is crucial for the search service to allow multi-key word query and provide result similarity ranking to meet the effective data retrieval need.</text:span></text:p><text:p text:style-name="P2"><text:span text:style-name="T2">TECHNICAL SKILLS</text:span><text:span text:style-name="T7"> </text:span></text:p><text:p text:style-name="P2"><text:span text:style-name="T3">Network Security Tools</text:span><text:span text:style-name="T6">: </text:span><text:span text:style-name="T8">Nessus, Nmap, Kibana, cuckoo, skipfish, ELK-Stack, wfuzz, <text:s/>Android-Studio, Wpscan, MobSF, Nexpose, Metasploit, Wireshark. Proxies/Sniffers Tools: Burp Suite, Web scarab, Wireshark, DirBuster. </text:span></text:p><text:p text:style-name="P2"><text:span text:style-name="T3">Operating Systems:</text:span><text:span text:style-name="T6"> </text:span><text:span text:style-name="T8">Linux (Kali, Mint, Arch, Ubuntu, etc ), Windows (All Latest windows), Servers (Windows 2012 r2, 2016, 2019) </text:span></text:p><text:p text:style-name="P2"><text:span text:style-name="T3">Languages</text:span><text:span text:style-name="T6">:</text:span><text:span text:style-name="T8"> Python, Java Script, C , C++, Ruby (Learning)</text:span></text:p><text:p text:style-name="P2"><text:span text:style-name="T2">OTHERS</text:span></text:p><text:p text:style-name="P3"><text:span text:style-name="T9">*Perform OWASP Top 10 vulnerability scans. </text:span></text:p><text:p text:style-name="P3"><text:span text:style-name="T9">*Manage periodic VA/PT on key applications. </text:span></text:p><text:p text:style-name="P3"><text:span text:style-name="T9">*Managing end point security on firewalls. </text:span></text:p><text:p text:style-name="P3"><text:span text:style-name="T9">*Ability to analyze false positive issues. </text:span></text:p><text:p text:style-name="P3"><text:span text:style-name="T9">*Provide assistance to system users relative to information systems security matters. *Passionate for learning information security and acquiring new skills. </text:span></text:p><text:p text:style-name="P3"><text:span text:style-name="T9">*Engage with community in learning new skills. </text:span></text:p><text:p text:style-name="P3"><text:span text:style-name="T9">*Strong time management and organizational skills. </text:span></text:p><text:p text:style-name="P3"><text:span text:style-name="T9">*Strong organizational skills and ability to multi-task.</text:span></text:p><text:p text:style-name="P3"><text:span text:style-name="T9">*Continuous updates on latest CVE’S and EXPLOITS. </text:span></text:p><text:p text:style-name="P3"><text:span text:style-name="T9">*Giving seminars on Cybersecurity and educating people about it. </text:span></text:p><text:p text:style-name="P2"><text:span text:style-name="T9"/></text:p><text:p text:style-name="P2"><text:span text:style-name="T2">HIGHLIGHTS OF 2020</text:span></text:p><text:p text:style-name="P2"><text:span text:style-name="T10">* Been in the “HALL OF FAME” on “HACK THE BOX”</text:span></text:p><text:p text:style-name="P2"><text:span text:style-name="T10">* Ranked “GURU” in HACK THE BOX.</text:span></text:p><text:p text:style-name="P2"><text:span text:style-name="T10">* Machine contributor for “Vulnhub”.</text:span></text:p><text:p text:style-name="P2"><text:span text:style-name="T6"/></text:p><text:p text:style-name="P2"/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3307in" fo:margin-right="0.424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08-02T19:37:17.751000000</dc:date>
    <meta:editing-duration>PT6M11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